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7028in" style:rel-column-width="6881*"/>
    </style:style>
    <style:style style:name="Table2.C" style:family="table-column">
      <style:table-column-properties style:column-width="0.2in" style:rel-column-width="1958*"/>
    </style:style>
    <style:style style:name="Table2.D" style:family="table-column">
      <style:table-column-properties style:column-width="0.2167in" style:rel-column-width="2121*"/>
    </style:style>
    <style:style style:name="Table2.E" style:family="table-column">
      <style:table-column-properties style:column-width="0.6514in" style:rel-column-width="6378*"/>
    </style:style>
    <style:style style:name="Table2.F" style:family="table-column">
      <style:table-column-properties style:column-width="1.1285in" style:rel-column-width="11049*"/>
    </style:style>
    <style:style style:name="Table2.G" style:family="table-column">
      <style:table-column-properties style:column-width="1.0153in" style:rel-column-width="9941*"/>
    </style:style>
    <style:style style:name="Table2.H" style:family="table-column">
      <style:table-column-properties style:column-width="1.016in" style:rel-column-width="9947*"/>
    </style:style>
    <style:style style:name="Table2.I" style:family="table-column">
      <style:table-column-properties style:column-width="1.0764in" style:rel-column-width="10542*"/>
    </style:style>
    <style:style style:name="Table2.1" style:family="table-row">
      <style:table-row-properties style:min-row-height="0.0438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padding="0.0382in" fo:border-left="0.05pt dotte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-left="0.05pt dotted #000000" fo:border-right="none" fo:border-top="0.05pt solid #000000" fo:border-bottom="0.05pt solid #000000"/>
    </style:style>
    <style:style style:name="Table2.F1" style:family="table-cell">
      <style:table-cell-properties style:vertical-align="middle" style:border-line-width-left="0.0069in 0.0069in 0.0069in" fo:padding="0.0382in" fo:border-left="1.5pt double #000000" fo:border-right="none" fo:border-top="0.05pt solid #000000" fo:border-bottom="0.05pt solid #000000"/>
    </style:style>
    <style:style style:name="Table2.I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6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7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8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8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D9" style:family="table-cell">
      <style:table-cell-properties style:vertical-align="middle" fo:padding="0.0382in" fo:border-left="0.05pt dotted #000000" fo:border-right="none" fo:border-top="none" fo:border-bottom="0.05pt solid #000000"/>
    </style:style>
    <style:style style:name="Table2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9" style:family="table-cell">
      <style:table-cell-properties style:vertical-align="middle" style:border-line-width-left="0.0069in 0.0069in 0.0069in" fo:padding="0.0382in" fo:border-left="1.5pt double #000000" fo:border-right="none" fo:border-top="none" fo:border-bottom="0.05pt solid #000000"/>
    </style:style>
    <style:style style:name="Table2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1fa23e" style:font-weight-asian="bold" style:font-weight-complex="bold"/>
    </style:style>
    <style:style style:name="P2" style:family="paragraph" style:parent-style-name="Standard">
      <style:text-properties officeooo:paragraph-rsid="00192539"/>
    </style:style>
    <style:style style:name="P3" style:family="paragraph" style:parent-style-name="Standard">
      <style:text-properties fo:font-weight="normal" officeooo:paragraph-rsid="00192539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20ee2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1fa23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b569" officeooo:paragraph-rsid="0013b569" style:font-weight-asian="bold" style:font-weight-complex="bold"/>
    </style:style>
    <style:style style:name="P7" style:family="paragraph" style:parent-style-name="Standard">
      <style:text-properties fo:font-weight="bold" officeooo:rsid="0013b569" officeooo:paragraph-rsid="0013b569" style:font-weight-asian="bold" style:font-weight-complex="bold"/>
    </style:style>
    <style:style style:name="P8" style:family="paragraph" style:parent-style-name="Standard">
      <style:text-properties fo:font-weight="bold" officeooo:rsid="00192539" officeooo:paragraph-rsid="001d5bfc" style:font-weight-asian="bold" style:font-weight-complex="bold"/>
    </style:style>
    <style:style style:name="P9" style:family="paragraph" style:parent-style-name="Standard">
      <style:text-properties fo:font-weight="bold" officeooo:rsid="00192539" officeooo:paragraph-rsid="00192539" style:font-weight-asian="bold" style:font-weight-complex="bold"/>
    </style:style>
    <style:style style:name="P10" style:family="paragraph" style:parent-style-name="Standard" style:list-style-name="L3">
      <style:text-properties fo:font-weight="bold" officeooo:rsid="0016397e" officeooo:paragraph-rsid="0016397e" style:font-weight-asian="bold" style:font-weight-complex="bold"/>
    </style:style>
    <style:style style:name="P11" style:family="paragraph" style:parent-style-name="Standard">
      <style:text-properties fo:font-weight="bold" officeooo:rsid="002383d2" officeooo:paragraph-rsid="002383d2" style:font-weight-asian="bold" style:font-weight-complex="bold"/>
    </style:style>
    <style:style style:name="P12" style:family="paragraph" style:parent-style-name="Standard">
      <style:text-properties officeooo:rsid="0011e222" officeooo:paragraph-rsid="0011e222"/>
    </style:style>
    <style:style style:name="P13" style:family="paragraph" style:parent-style-name="Standard" style:list-style-name="L1">
      <style:text-properties officeooo:rsid="0011e222" officeooo:paragraph-rsid="001ba01c"/>
    </style:style>
    <style:style style:name="P14" style:family="paragraph" style:parent-style-name="Standard" style:list-style-name="L1">
      <style:text-properties officeooo:rsid="0011e222" officeooo:paragraph-rsid="001d5bfc"/>
    </style:style>
    <style:style style:name="P15" style:family="paragraph" style:parent-style-name="Standard" style:list-style-name="L1">
      <style:text-properties officeooo:paragraph-rsid="001ba01c"/>
    </style:style>
    <style:style style:name="P16" style:family="paragraph" style:parent-style-name="Standard" style:list-style-name="L1">
      <style:text-properties officeooo:rsid="001d5bfc" officeooo:paragraph-rsid="001d5bfc"/>
    </style:style>
    <style:style style:name="P17" style:family="paragraph" style:parent-style-name="Standard" style:list-style-name="L1">
      <style:text-properties officeooo:rsid="0013b569" officeooo:paragraph-rsid="001ba01c"/>
    </style:style>
    <style:style style:name="P18" style:family="paragraph" style:parent-style-name="Standard">
      <style:text-properties officeooo:rsid="0013b569" officeooo:paragraph-rsid="001ba01c"/>
    </style:style>
    <style:style style:name="P19" style:family="paragraph" style:parent-style-name="Standard">
      <style:text-properties officeooo:rsid="0013b569" officeooo:paragraph-rsid="001d5bfc"/>
    </style:style>
    <style:style style:name="P20" style:family="paragraph" style:parent-style-name="Standard" style:list-style-name="L2">
      <style:text-properties officeooo:paragraph-rsid="001d5bfc"/>
    </style:style>
    <style:style style:name="P21" style:family="paragraph" style:parent-style-name="Standard" style:list-style-name="L2">
      <style:text-properties officeooo:rsid="001f28a6" officeooo:paragraph-rsid="001f28a6"/>
    </style:style>
    <style:style style:name="P22" style:family="paragraph" style:parent-style-name="Standard">
      <style:text-properties officeooo:rsid="00192539" officeooo:paragraph-rsid="00192539"/>
    </style:style>
    <style:style style:name="P23" style:family="paragraph" style:parent-style-name="Standard" style:list-style-name="L3">
      <style:text-properties officeooo:paragraph-rsid="0016397e"/>
    </style:style>
    <style:style style:name="P24" style:family="paragraph" style:parent-style-name="Standard" style:list-style-name="L3">
      <style:text-properties officeooo:rsid="0016397e" officeooo:paragraph-rsid="0016397e"/>
    </style:style>
    <style:style style:name="P25" style:family="paragraph" style:parent-style-name="Standard">
      <style:text-properties officeooo:rsid="0016397e" officeooo:paragraph-rsid="0016397e"/>
    </style:style>
    <style:style style:name="P26" style:family="paragraph" style:parent-style-name="Standard">
      <style:text-properties officeooo:rsid="0022e4ae" officeooo:paragraph-rsid="0022e4ae"/>
    </style:style>
    <style:style style:name="P27" style:family="paragraph" style:parent-style-name="Standard" style:list-style-name="L4">
      <style:text-properties officeooo:paragraph-rsid="0024504e"/>
    </style:style>
    <style:style style:name="P28" style:family="paragraph" style:parent-style-name="Standard" style:list-style-name="L4">
      <style:text-properties officeooo:rsid="002383d2" officeooo:paragraph-rsid="002383d2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92539" officeooo:paragraph-rsid="001925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fa23e" officeooo:paragraph-rsid="001fa23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f28a6" officeooo:paragraph-rsid="001fa23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0ee2d" officeooo:paragraph-rsid="0020ee2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92539" officeooo:paragraph-rsid="00192539"/>
    </style:style>
    <style:style style:name="P34" style:family="paragraph" style:parent-style-name="Table_20_Contents">
      <style:paragraph-properties fo:text-align="center" style:justify-single-word="false"/>
      <style:text-properties officeooo:rsid="001fa23e" officeooo:paragraph-rsid="001fa23e"/>
    </style:style>
    <style:style style:name="P35" style:family="paragraph" style:parent-style-name="Table_20_Contents">
      <style:paragraph-properties fo:text-align="center" style:justify-single-word="false"/>
      <style:text-properties officeooo:rsid="001f28a6" officeooo:paragraph-rsid="001fa23e"/>
    </style:style>
    <style:style style:name="P36" style:family="paragraph" style:parent-style-name="Table_20_Contents">
      <style:paragraph-properties fo:text-align="center" style:justify-single-word="false"/>
      <style:text-properties officeooo:rsid="001f28a6" officeooo:paragraph-rsid="0022e4ae"/>
    </style:style>
    <style:style style:name="P37" style:family="paragraph" style:parent-style-name="Table_20_Contents">
      <style:paragraph-properties fo:text-align="center" style:justify-single-word="false"/>
      <style:text-properties officeooo:rsid="0022e4ae" officeooo:paragraph-rsid="0022e4ae"/>
    </style:style>
    <style:style style:name="T1" style:family="text">
      <style:text-properties officeooo:rsid="0011e222"/>
    </style:style>
    <style:style style:name="T2" style:family="text">
      <style:text-properties style:text-position="super 58%" officeooo:rsid="0011e222"/>
    </style:style>
    <style:style style:name="T3" style:family="text">
      <style:text-properties style:text-position="super 58%" officeooo:rsid="00192539"/>
    </style:style>
    <style:style style:name="T4" style:family="text">
      <style:text-properties style:text-position="super 58%" officeooo:rsid="0024504e"/>
    </style:style>
    <style:style style:name="T5" style:family="text">
      <style:text-properties style:text-position="0% 100%" officeooo:rsid="0011e222"/>
    </style:style>
    <style:style style:name="T6" style:family="text">
      <style:text-properties style:text-position="0% 100%" officeooo:rsid="00192539"/>
    </style:style>
    <style:style style:name="T7" style:family="text">
      <style:text-properties style:text-position="0% 100%" officeooo:rsid="0024504e"/>
    </style:style>
    <style:style style:name="T8" style:family="text">
      <style:text-properties style:text-position="0% 100%" officeooo:rsid="00264d10"/>
    </style:style>
    <style:style style:name="T9" style:family="text">
      <style:text-properties style:text-position="0% 100%" officeooo:rsid="00271da8"/>
    </style:style>
    <style:style style:name="T10" style:family="text">
      <style:text-properties officeooo:rsid="0013b569"/>
    </style:style>
    <style:style style:name="T11" style:family="text">
      <style:text-properties officeooo:rsid="0016397e"/>
    </style:style>
    <style:style style:name="T12" style:family="text">
      <style:text-properties officeooo:rsid="001818e3"/>
    </style:style>
    <style:style style:name="T13" style:family="text">
      <style:text-properties officeooo:rsid="00192539"/>
    </style:style>
    <style:style style:name="T14" style:family="text">
      <style:text-properties officeooo:rsid="001c53a4"/>
    </style:style>
    <style:style style:name="T15" style:family="text">
      <style:text-properties officeooo:rsid="001d5bfc"/>
    </style:style>
    <style:style style:name="T16" style:family="text">
      <style:text-properties officeooo:rsid="001f28a6"/>
    </style:style>
    <style:style style:name="T17" style:family="text">
      <style:text-properties officeooo:rsid="001fa23e"/>
    </style:style>
    <style:style style:name="T18" style:family="text">
      <style:text-properties officeooo:rsid="0020ee2d"/>
    </style:style>
    <style:style style:name="T19" style:family="text">
      <style:text-properties officeooo:rsid="0024504e"/>
    </style:style>
    <style:style style:name="T20" style:family="text">
      <style:text-properties officeooo:rsid="00264d10"/>
    </style:style>
    <style:style style:name="T21" style:family="text">
      <style:text-properties officeooo:rsid="0028ae6d"/>
    </style:style>
    <style:style style:name="T22" style:family="text">
      <style:text-properties officeooo:rsid="002c8f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ounding in floating point operations</text:p>
      <text:p text:style-name="P12"/>
      <text:list xml:id="list18420812361" text:style-name="L1">
        <text:list-item>
          <text:p text:style-name="P13">There are an infinite number of real numbers between , say 0 and 1, but only a finite number of them can be represented exactly using single or double precision floating point,</text:p>
          <text:list>
            <text:list-item>
              <text:p text:style-name="P15"><text:span text:style-name="T1">2</text:span><text:span text:style-name="T2">24</text:span><text:span text:style-name="T5"> in single precision floating point(2</text:span><text:span text:style-name="T2">23 </text:span><text:span text:style-name="T5">in normalized and 2</text:span><text:span text:style-name="T2">23</text:span><text:span text:style-name="T5"> denormalized numbers)</text:span></text:p>
            </text:list-item>
            <text:list-item>
              <text:p text:style-name="P15"><text:span text:style-name="T1">2</text:span><text:span text:style-name="T2">53 </text:span><text:span text:style-name="T5">in double precision floating point(2</text:span><text:span text:style-name="T2">52</text:span><text:span text:style-name="T5"> normalized and 2</text:span><text:span text:style-name="T2">52</text:span><text:span text:style-name="T5"> denormalized numbers)</text:span></text:p>
            </text:list-item>
          </text:list>
        </text:list-item>
        <text:list-item>
          <text:p text:style-name="P15"><text:span text:style-name="T1">The best that can be done is to get the floating point representation close to the actual number. </text:span><text:span text:style-name="T14">If this approximation is not done then intermediate representations in a floating point operations may cause a significant loss </text:span><text:span text:style-name="T15">in </text:span><text:span text:style-name="T14">precision to the final result.</text:span></text:p>
        </text:list-item>
        <text:list-item>
          <text:p text:style-name="P14">IEEE 754 offers several modes of rounding to let programmer pick the desired approximation</text:p>
          <text:list>
            <text:list-item>
              <text:p text:style-name="P16">Rounding of floating point numbers is a method to make the intermediate result fit the floating point format; the goal is typically to find the nearest number that can be represented in the format.</text:p>
            </text:list-item>
          </text:list>
        </text:list-item>
        <text:list-item>
          <text:p text:style-name="P15"><text:span text:style-name="T1">Rounding is achieved </text:span><text:span text:style-name="T10">by adding 2 extra bits called the guard and round bits towards the least significant end of the floating point registers. This bits are programmer</text:span><text:span text:style-name="T22">-</text:span><text:span text:style-name="T10">invisible. </text:span><text:span text:style-name="T19">When bits are shifted out right from the least significant position of the representation, they go through the guard and round bit before actually being shifted out completely.</text:span></text:p>
        </text:list-item>
        <text:list-item>
          <text:p text:style-name="P17">Though floating point addition operations need only one extra digit, multiply can need two.</text:p>
          <text:list>
            <text:list-item>
              <text:p text:style-name="P15"><text:span text:style-name="T10">A binary product with a leading 0 may have been obtained and as no</text:span><text:span text:style-name="T14">r</text:span><text:span text:style-name="T10">malizing must shift the product 1 bit left, the guard bit moves on to the least significant position leaving the round bit to help make rounding decisions</text:span></text:p>
            </text:list-item>
          </text:list>
        </text:list-item>
      </text:list>
      <text:p text:style-name="P18"/>
      <text:p text:style-name="P8">How is accuracy in floating-point operations measures?</text:p>
      <text:list xml:id="list1433594799" text:style-name="L2">
        <text:list-item>
          <text:p text:style-name="P20"><text:span text:style-name="T13">In terms of the number of bits in error</text:span><text:span text:style-name="T16">(</text:span><text:span text:style-name="T15">due to operating on fixed width floating point representations compared to actual accurate result</text:span><text:span text:style-name="T16">)</text:span><text:span text:style-name="T13">in the leas</text:span><text:span text:style-name="T14">t</text:span><text:span text:style-name="T13"> significant bits of the significand. This measure is called the number of units in the last place or ulp.</text:span></text:p>
        </text:list-item>
        <text:list-item>
          <text:p text:style-name="P21">If a result if off by 2 least significant bits, it would be called off by 2ulps</text:p>
        </text:list-item>
      </text:list>
      <text:p text:style-name="P19"/>
      <text:p text:style-name="P9">Rounding with Guard digits </text:p>
      <text:p text:style-name="P3"><text:span text:style-name="T13">Add </text:span><text:span text:style-name="T13"><draw:frame draw:style-name="fr1" draw:name="Object3" text:anchor-type="as-char" svg:y="-0.172in" svg:width="0.7339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 </text:span><text:span text:style-name="T6">to </text:span><text:span text:style-name="T3"><draw:frame draw:style-name="fr1" draw:name="Object4" text:anchor-type="as-char" svg:y="-0.172in" svg:width="0.7346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assuming that there are three significant decimal digit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Addition without guard digits</text:p>
          </table:table-cell>
          <table:table-cell table:style-name="Table1.B1" office:value-type="string">
            <text:p text:style-name="P29">Addition with guard digits</text:p>
          </table:table-cell>
        </table:table-row>
        <table:table-row>
          <table:table-cell table:style-name="Table1.A2" office:value-type="string">
            <text:p text:style-name="P33"><text:s text:c="2"/>2.34</text:p>
            <text:p text:style-name="P33">+0.02</text:p>
            <text:p text:style-name="P33">-------</text:p>
            <text:p text:style-name="P33"><text:s text:c="2"/>2.36</text:p>
          </table:table-cell>
          <table:table-cell table:style-name="Table1.B2" office:value-type="string">
            <text:p text:style-name="P33"><text:s text:c="2"/>2.340</text:p>
            <text:p text:style-name="P33">+0.026</text:p>
            <text:p text:style-name="P33">---------</text:p>
            <text:p text:style-name="P33"><text:s text:c="2"/>2.366</text:p>
            <text:p text:style-name="P33">= 2.37</text:p>
          </table:table-cell>
        </table:table-row>
      </table:table>
      <text:p text:style-name="P2"><text:span text:style-name="T13">The answer when guard digits are not used,</text:span><text:span text:style-name="T13"><draw:frame draw:style-name="fr1" draw:name="Object5" text:anchor-type="as-char" svg:y="-0.172in" svg:width="0.73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,is off by 1 in the last digit from the answer obtained when the guard digits are used.</text:span></text:p>
      <text:p text:style-name="P22"/>
      <text:p text:style-name="P7">Rounding modes offered by IEEE 754</text:p>
      <text:list xml:id="list711497632" text:style-name="L3">
        <text:list-item>
          <text:p text:style-name="P10">Truncation</text:p>
          <text:list>
            <text:list-item>
              <text:p text:style-name="P24">The guard and round bits are not used. The result is just truncated to fit the length of the representation</text:p>
            </text:list-item>
          </text:list>
        </text:list-item>
        <text:list-item>
          <text:p text:style-name="P10">Rounding up</text:p>
          <text:list>
            <text:list-item>
              <text:p text:style-name="P23"><text:span text:style-name="T11">Equivalent to applying the ceiling operator. </text:span><text:span text:style-name="T12">Results in the number being rounded towards </text:span><text:span text:style-name="T12"><draw:frame draw:style-name="fr1" draw:name="Object1" text:anchor-type="as-char" svg:y="-0.0965in" svg:width="0.3102in" svg:height="0.09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0">Rounding down</text:p>
          <text:list>
            <text:list-item>
              <text:p text:style-name="P23"><text:span text:style-name="T11">Equivalent to applying the floor operator </text:span><text:span text:style-name="T12">Results in the number being rounded t</text:span><text:span text:style-name="T18">o</text:span><text:span text:style-name="T12">wards </text:span><text:span text:style-name="T12"><draw:frame draw:style-name="fr1" draw:name="Object2" text:anchor-type="as-char" svg:y="-0.0846in" svg:width="0.3366in" svg:height="0.084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</text:list>
        </text:list-item>
        <text:list-item>
          <text:p text:style-name="P10"><text:soft-page-break/>Round to the nearest even</text:p>
          <text:list>
            <text:list-item>
              <text:p text:style-name="P24">A more equitable way of rounding. If the guard and the round bits together</text:p>
              <text:list>
                <text:list-item>
                  <text:p text:style-name="P24">are lesser than half way – round down</text:p>
                </text:list-item>
                <text:list-item>
                  <text:p text:style-name="P24">are greater than half way – round up</text:p>
                </text:list-item>
                <text:list-item>
                  <text:p text:style-name="P24">equal to half way – if the least significant bit is odd add one ensuring that the rounding is done to the nearest even number.</text:p>
                </text:list-item>
              </text:list>
            </text:list-item>
          </text:list>
        </text:list-item>
      </text:list>
      <text:p text:style-name="P25"/>
      <text:p text:style-name="P1"><text:span text:style-name="T16">Illustration </text:span><text:span text:style-name="T17">of rounding</text:span><text:span text:style-name="T16">: Only 2 bits are available to the right of the radix poin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30">Previous</text:p>
          </table:table-cell>
          <table:table-cell table:style-name="Table2.B1" office:value-type="string">
            <text:p text:style-name="P31">Number</text:p>
          </table:table-cell>
          <table:table-cell table:style-name="Table2.C1" office:value-type="string">
            <text:p text:style-name="P30">G</text:p>
          </table:table-cell>
          <table:table-cell table:style-name="Table2.D1" office:value-type="string">
            <text:p text:style-name="P30">R</text:p>
          </table:table-cell>
          <table:table-cell table:style-name="Table2.A1" office:value-type="string">
            <text:p text:style-name="P30">Next</text:p>
          </table:table-cell>
          <table:table-cell table:style-name="Table2.F1" office:value-type="string">
            <text:p text:style-name="P31">Truncation</text:p>
            <text:p text:style-name="P32">(towards 0)</text:p>
          </table:table-cell>
          <table:table-cell table:style-name="Table2.A1" office:value-type="string">
            <text:p text:style-name="P31">Rounding up</text:p>
            <text:p text:style-name="P4"><text:span text:style-name="T18">(</text:span><text:span text:style-name="T12">towards </text:span><text:span text:style-name="T12"><draw:frame draw:style-name="fr1" draw:name="Object6" text:anchor-type="as-char" svg:y="-0.0965in" svg:width="0.3102in" svg:height="0.096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8">)</text:span></text:p>
          </table:table-cell>
          <table:table-cell table:style-name="Table2.A1" office:value-type="string">
            <text:p text:style-name="P31">Rounding down</text:p>
            <text:p text:style-name="P4"><text:span text:style-name="T18">(</text:span><text:span text:style-name="T12">t</text:span><text:span text:style-name="T18">o</text:span><text:span text:style-name="T12">wards </text:span><text:span text:style-name="T12"><draw:frame draw:style-name="fr1" draw:name="Object7" text:anchor-type="as-char" svg:y="-0.0846in" svg:width="0.3366in" svg:height="0.084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8">)</text:span></text:p>
          </table:table-cell>
          <table:table-cell table:style-name="Table2.I1" office:value-type="string">
            <text:p text:style-name="P31">Rounding to nearest even</text:p>
          </table:table-cell>
        </table:table-row>
        <table:table-row>
          <table:table-cell table:style-name="Table2.A2" office:value-type="string">
            <text:p text:style-name="P34">1.10</text:p>
          </table:table-cell>
          <table:table-cell table:style-name="Table2.B2" office:value-type="string">
            <text:p text:style-name="P35">1.11</text:p>
          </table:table-cell>
          <table:table-cell table:style-name="Table2.C2" office:value-type="string">
            <text:p text:style-name="P34">0</text:p>
          </table:table-cell>
          <table:table-cell table:style-name="Table2.D2" office:value-type="string">
            <text:p text:style-name="P34">0</text:p>
          </table:table-cell>
          <table:table-cell table:style-name="Table2.E2" office:value-type="string">
            <text:p text:style-name="P34">10.00</text:p>
          </table:table-cell>
          <table:table-cell table:style-name="Table2.F2" office:value-type="string">
            <text:p text:style-name="P35">1.11</text:p>
          </table:table-cell>
          <table:table-cell table:style-name="Table2.G2" office:value-type="string">
            <text:p text:style-name="P34">1.11</text:p>
          </table:table-cell>
          <table:table-cell table:style-name="Table2.H2" office:value-type="string">
            <text:p text:style-name="P35">1.11</text:p>
          </table:table-cell>
          <table:table-cell table:style-name="Table2.I2" office:value-type="string">
            <text:p text:style-name="P35">1.11</text:p>
          </table:table-cell>
        </table:table-row>
        <table:table-row>
          <table:table-cell table:style-name="Table2.A3" office:value-type="string">
            <text:p text:style-name="P34">1.10</text:p>
          </table:table-cell>
          <table:table-cell table:style-name="Table2.B2" office:value-type="string">
            <text:p text:style-name="P35">1.11</text:p>
          </table:table-cell>
          <table:table-cell table:style-name="Table2.C3" office:value-type="string">
            <text:p text:style-name="P34">0</text:p>
          </table:table-cell>
          <table:table-cell table:style-name="Table2.D3" office:value-type="string">
            <text:p text:style-name="P34">1</text:p>
          </table:table-cell>
          <table:table-cell table:style-name="Table2.E3" office:value-type="string">
            <text:p text:style-name="P34">10.00</text:p>
          </table:table-cell>
          <table:table-cell table:style-name="Table2.F3" office:value-type="string">
            <text:p text:style-name="P35">1.11</text:p>
          </table:table-cell>
          <table:table-cell table:style-name="Table2.G3" office:value-type="string">
            <text:p text:style-name="P35">10.00</text:p>
          </table:table-cell>
          <table:table-cell table:style-name="Table2.H3" office:value-type="string">
            <text:p text:style-name="P35">1.11</text:p>
          </table:table-cell>
          <table:table-cell table:style-name="Table2.I3" office:value-type="string">
            <text:p text:style-name="P35">1.11</text:p>
          </table:table-cell>
        </table:table-row>
        <table:table-row>
          <table:table-cell table:style-name="Table2.A4" office:value-type="string">
            <text:p text:style-name="P34">1.10</text:p>
          </table:table-cell>
          <table:table-cell table:style-name="Table2.B2" office:value-type="string">
            <text:p text:style-name="P35">1.11</text:p>
          </table:table-cell>
          <table:table-cell table:style-name="Table2.C4" office:value-type="string">
            <text:p text:style-name="P34">1</text:p>
          </table:table-cell>
          <table:table-cell table:style-name="Table2.D4" office:value-type="string">
            <text:p text:style-name="P34">0</text:p>
          </table:table-cell>
          <table:table-cell table:style-name="Table2.E4" office:value-type="string">
            <text:p text:style-name="P34">10.00</text:p>
          </table:table-cell>
          <table:table-cell table:style-name="Table2.F4" office:value-type="string">
            <text:p text:style-name="P35">1.11</text:p>
          </table:table-cell>
          <table:table-cell table:style-name="Table2.G4" office:value-type="string">
            <text:p text:style-name="P35">10.00</text:p>
          </table:table-cell>
          <table:table-cell table:style-name="Table2.H4" office:value-type="string">
            <text:p text:style-name="P35">1.11</text:p>
          </table:table-cell>
          <table:table-cell table:style-name="Table2.I4" office:value-type="string">
            <text:p text:style-name="P36">10.00</text:p>
          </table:table-cell>
        </table:table-row>
        <table:table-row>
          <table:table-cell table:style-name="Table2.A8" office:value-type="string">
            <text:p text:style-name="P34">1.10</text:p>
          </table:table-cell>
          <table:table-cell table:style-name="Table2.B2" office:value-type="string">
            <text:p text:style-name="P35">1.11</text:p>
          </table:table-cell>
          <table:table-cell table:style-name="Table2.C8" office:value-type="string">
            <text:p text:style-name="P34">1</text:p>
          </table:table-cell>
          <table:table-cell table:style-name="Table2.D8" office:value-type="string">
            <text:p text:style-name="P34">1</text:p>
          </table:table-cell>
          <table:table-cell table:style-name="Table2.E5" office:value-type="string">
            <text:p text:style-name="P34">10.00</text:p>
          </table:table-cell>
          <table:table-cell table:style-name="Table2.F8" office:value-type="string">
            <text:p text:style-name="P35">1.11</text:p>
          </table:table-cell>
          <table:table-cell table:style-name="Table2.G8" office:value-type="string">
            <text:p text:style-name="P35">10.00</text:p>
          </table:table-cell>
          <table:table-cell table:style-name="Table2.H5" office:value-type="string">
            <text:p text:style-name="P35">1.11</text:p>
          </table:table-cell>
          <table:table-cell table:style-name="Table2.I5" office:value-type="string">
            <text:p text:style-name="P35">10.00</text:p>
          </table:table-cell>
        </table:table-row>
        <table:table-row>
          <table:table-cell table:style-name="Table2.A8" office:value-type="string">
            <text:p text:style-name="P34">-10.00</text:p>
          </table:table-cell>
          <table:table-cell table:style-name="Table2.B2" office:value-type="string">
            <text:p text:style-name="P5"><text:span text:style-name="T16">-1.1</text:span><text:span text:style-name="T17">1</text:span></text:p>
          </table:table-cell>
          <table:table-cell table:style-name="Table2.C8" office:value-type="string">
            <text:p text:style-name="P34">0</text:p>
          </table:table-cell>
          <table:table-cell table:style-name="Table2.D8" office:value-type="string">
            <text:p text:style-name="P34">0</text:p>
          </table:table-cell>
          <table:table-cell table:style-name="Table2.E6" office:value-type="string">
            <text:p text:style-name="P34">-1.10</text:p>
          </table:table-cell>
          <table:table-cell table:style-name="Table2.F8" office:value-type="string">
            <text:p text:style-name="P35">-1.11</text:p>
          </table:table-cell>
          <table:table-cell table:style-name="Table2.G8" office:value-type="string">
            <text:p text:style-name="P5"><text:span text:style-name="T16">-1.1</text:span><text:span text:style-name="T17">1</text:span></text:p>
          </table:table-cell>
          <table:table-cell table:style-name="Table2.H6" office:value-type="string">
            <text:p text:style-name="P34">-1.11</text:p>
          </table:table-cell>
          <table:table-cell table:style-name="Table2.I6" office:value-type="string">
            <text:p text:style-name="P35">-1.11</text:p>
          </table:table-cell>
        </table:table-row>
        <table:table-row>
          <table:table-cell table:style-name="Table2.A8" office:value-type="string">
            <text:p text:style-name="P34">-10.00</text:p>
          </table:table-cell>
          <table:table-cell table:style-name="Table2.B2" office:value-type="string">
            <text:p text:style-name="P35">-1.11</text:p>
          </table:table-cell>
          <table:table-cell table:style-name="Table2.C8" office:value-type="string">
            <text:p text:style-name="P34">0</text:p>
          </table:table-cell>
          <table:table-cell table:style-name="Table2.D8" office:value-type="string">
            <text:p text:style-name="P34">1</text:p>
          </table:table-cell>
          <table:table-cell table:style-name="Table2.E7" office:value-type="string">
            <text:p text:style-name="P34">-1.10</text:p>
          </table:table-cell>
          <table:table-cell table:style-name="Table2.F8" office:value-type="string">
            <text:p text:style-name="P35">-1.11</text:p>
          </table:table-cell>
          <table:table-cell table:style-name="Table2.G8" office:value-type="string">
            <text:p text:style-name="P35">-1.10</text:p>
          </table:table-cell>
          <table:table-cell table:style-name="Table2.H7" office:value-type="string">
            <text:p text:style-name="P35">-10.00</text:p>
          </table:table-cell>
          <table:table-cell table:style-name="Table2.I7" office:value-type="string">
            <text:p text:style-name="P35">-1.11</text:p>
          </table:table-cell>
        </table:table-row>
        <table:table-row>
          <table:table-cell table:style-name="Table2.A8" office:value-type="string">
            <text:p text:style-name="P34">-10.00</text:p>
          </table:table-cell>
          <table:table-cell table:style-name="Table2.B2" office:value-type="string">
            <text:p text:style-name="P35">-1.11</text:p>
          </table:table-cell>
          <table:table-cell table:style-name="Table2.C8" office:value-type="string">
            <text:p text:style-name="P34">1</text:p>
          </table:table-cell>
          <table:table-cell table:style-name="Table2.D8" office:value-type="string">
            <text:p text:style-name="P34">0</text:p>
          </table:table-cell>
          <table:table-cell table:style-name="Table2.E8" office:value-type="string">
            <text:p text:style-name="P34">-1.10</text:p>
          </table:table-cell>
          <table:table-cell table:style-name="Table2.F8" office:value-type="string">
            <text:p text:style-name="P35">-1.11</text:p>
          </table:table-cell>
          <table:table-cell table:style-name="Table2.G8" office:value-type="string">
            <text:p text:style-name="P35">-1.10</text:p>
          </table:table-cell>
          <table:table-cell table:style-name="Table2.H8" office:value-type="string">
            <text:p text:style-name="P35">-10.00</text:p>
          </table:table-cell>
          <table:table-cell table:style-name="Table2.I8" office:value-type="string">
            <text:p text:style-name="P37">-10.00</text:p>
          </table:table-cell>
        </table:table-row>
        <table:table-row>
          <table:table-cell table:style-name="Table2.A9" office:value-type="string">
            <text:p text:style-name="P34">-10.00</text:p>
          </table:table-cell>
          <table:table-cell table:style-name="Table2.B2" office:value-type="string">
            <text:p text:style-name="P35">-1.11</text:p>
          </table:table-cell>
          <table:table-cell table:style-name="Table2.C9" office:value-type="string">
            <text:p text:style-name="P34">1</text:p>
          </table:table-cell>
          <table:table-cell table:style-name="Table2.D9" office:value-type="string">
            <text:p text:style-name="P34">1</text:p>
          </table:table-cell>
          <table:table-cell table:style-name="Table2.E9" office:value-type="string">
            <text:p text:style-name="P34">-1.10</text:p>
          </table:table-cell>
          <table:table-cell table:style-name="Table2.F9" office:value-type="string">
            <text:p text:style-name="P35">-1.11</text:p>
          </table:table-cell>
          <table:table-cell table:style-name="Table2.G9" office:value-type="string">
            <text:p text:style-name="P35">-1.10</text:p>
          </table:table-cell>
          <table:table-cell table:style-name="Table2.H9" office:value-type="string">
            <text:p text:style-name="P35">-10.00</text:p>
          </table:table-cell>
          <table:table-cell table:style-name="Table2.I9" office:value-type="string">
            <text:p text:style-name="P37">-10.00</text:p>
          </table:table-cell>
        </table:table-row>
      </table:table>
      <text:p text:style-name="P26">Note : The G and R bits together represent 00, 01, 10 and 11. The value of 10 is considered the halfway</text:p>
      <text:p text:style-name="P26"/>
      <text:p text:style-name="P11">Sticky bit</text:p>
      <text:list xml:id="list1080557609" text:style-name="L4">
        <text:list-item>
          <text:p text:style-name="P28">A bit used in rounding, in addition to guard and round bit, that is set whenever there are nonzero bits that are shifted out right of the round bit</text:p>
        </text:list-item>
        <text:list-item>
          <text:p text:style-name="P27"><text:span text:style-name="T19">The sticky bit comes into play </text:span><text:span text:style-name="T21">when rounding to the nearest even</text:span><text:span text:style-name="T19">.</text:span></text:p>
        </text:list-item>
        <text:list-item>
          <text:p text:style-name="P27"><text:span text:style-name="T19">Suppose we added 5.0</text:span><text:span text:style-name="T20">2</text:span><text:span text:style-name="T19"> * 10</text:span><text:span text:style-name="T4">-1 </text:span><text:span text:style-name="T7">to 2.34 * 10</text:span><text:span text:style-name="T4">2 </text:span><text:span text:style-name="T7">with only 2 digits available after the radix point</text:span></text:p>
          <text:list>
            <text:list-item>
              <text:p text:style-name="P27"><text:span text:style-name="T7"><text:s/>Even with guard and round digits we would be adding 0.0050 to 2.34 to get 2.3450. </text:span><text:span text:style-name="T8">Assuming that this number is equal to 2.345000...00</text:span><text:span text:style-name="T7">, </text:span><text:span text:style-name="T8">it is approximated to</text:span><text:span text:style-name="T7"> 2.34, the nearest even.</text:span></text:p>
            </text:list-item>
            <text:list-item>
              <text:p text:style-name="P27"><text:span text:style-name="T7">If the sticky bit is used, it would </text:span><text:span text:style-name="T8">be </text:span><text:span text:style-name="T7">set in this case to indicate that </text:span><text:span text:style-name="T8">digi</text:span><text:span text:style-name="T7">ts</text:span><text:span text:style-name="T8">(a 2 specifically)</text:span><text:span text:style-name="T7"> have been shifted off </text:span><text:span text:style-name="T8">the right end. Thus, we know that the number is greater than 2.345000...00, and thu</text:span><text:span text:style-name="T9">s</text:span><text:span text:style-name="T8"> we round to 2.35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24T12:59:24</meta:creation-date>
    <dc:date>2013-01-28T19:22:21</dc:date>
    <dc:creator>Kempa </dc:creator>
    <meta:editing-duration>PT3H11M43S</meta:editing-duration>
    <meta:editing-cycles>14</meta:editing-cycles>
    <meta:generator>LibreOffice/3.6$Linux_x86 LibreOffice_project/360m1$Build-2</meta:generator>
    <meta:document-statistic meta:table-count="2" meta:image-count="0" meta:object-count="7" meta:page-count="2" meta:paragraph-count="131" meta:word-count="795" meta:character-count="4299" meta:non-whitespace-character-count="3643"/>
  </office:meta>
</office:document-meta>
</file>

<file path=Object 1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infinity</annotation>
  </semantics>
</math>
</file>

<file path=Object 2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infinity</annotation>
  </semantics>
</math>
</file>

<file path=Object 3/content.xml><?xml version="1.0" encoding="utf-8"?>
<math xmlns="http://www.w3.org/1998/Math/MathML">
  <semantics>
    <mrow>
      <mrow>
        <mn>2.66</mn>
        <mo stretchy="false">×</mo>
        <msup>
          <mn>10</mn>
          <mn>0</mn>
        </msup>
      </mrow>
    </mrow>
    <annotation encoding="StarMath 5.0">2.66 times 10^0</annotation>
  </semantics>
</math>
</file>

<file path=Object 4/content.xml><?xml version="1.0" encoding="utf-8"?>
<math xmlns="http://www.w3.org/1998/Math/MathML">
  <semantics>
    <mrow>
      <mrow>
        <mn>2.34</mn>
        <mo stretchy="false">×</mo>
        <msup>
          <mn>10</mn>
          <mn>2</mn>
        </msup>
      </mrow>
    </mrow>
    <annotation encoding="StarMath 5.0">2.34 times 10^2</annotation>
  </semantics>
</math>
</file>

<file path=Object 5/content.xml><?xml version="1.0" encoding="utf-8"?>
<math xmlns="http://www.w3.org/1998/Math/MathML">
  <semantics>
    <mrow>
      <mrow>
        <mn>2.34</mn>
        <mo stretchy="false">×</mo>
        <msup>
          <mn>10</mn>
          <mn>2</mn>
        </msup>
      </mrow>
    </mrow>
    <annotation encoding="StarMath 5.0"> 2.34 times 10^2</annotation>
  </semantics>
</math>
</file>

<file path=Object 6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infinity</annotation>
  </semantics>
</math>
</file>

<file path=Object 7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infinity</annotation>
  </semantics>
</math>
</file>